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6.762cm" svg:y="0.074cm">
            <draw:object draw:notify-on-update-of-ranges="Sheet1.A23:Sheet1.B23 Sheet1.A4:Sheet1.A10 Sheet1.A2:Sheet1.A2 Sheet1.B4:Sheet1.B10 Sheet1.A14:Sheet1.A20 Sheet1.A12:Sheet1.A12 Sheet1.B14:Sheet1.B20 Sheet1.A24:Sheet1.A30 Sheet1.A22:Sheet1.A22 Sheet1.B24:Sheet1.B3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6.762cm" svg:y="14.072cm">
            <draw:object draw:notify-on-update-of-ranges="Sheet1.A34:Sheet1.B34 Sheet1.A35:Sheet1.A41 Sheet1.A33:Sheet1.A33 Sheet1.B35:Sheet1.B41 Sheet1.A45:Sheet1.A51 Sheet1.A43:Sheet1.A43 Sheet1.B45:Sheet1.B51 Sheet1.A55:Sheet1.A61 Sheet1.A53:Sheet1.A53 Sheet1.B55:Sheet1.B6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6.774cm" svg:y="28.106cm">
            <draw:object draw:notify-on-update-of-ranges="Sheet1.A34:Sheet1.B34 Sheet1.A35:Sheet1.A41 Sheet1.A33:Sheet1.A33 Sheet1.B66:Sheet1.B72 Sheet1.A45:Sheet1.A51 Sheet1.A43:Sheet1.A43 Sheet1.B76:Sheet1.B82 Sheet1.A55:Sheet1.A61 Sheet1.A53:Sheet1.A53 Sheet1.B86:Sheet1.B9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6.774cm" svg:y="42.16cm">
            <draw:object draw:notify-on-update-of-ranges="Sheet1.A34:Sheet1.B34 Sheet1.A35:Sheet1.A41 Sheet1.A33:Sheet1.A33 Sheet1.B97:Sheet1.B103 Sheet1.A45:Sheet1.A51 Sheet1.A43:Sheet1.A43 Sheet1.B107:Sheet1.B113 Sheet1.A55:Sheet1.A61 Sheet1.A53:Sheet1.A53 Sheet1.B117:Sheet1.B123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9.132cm" svg:y="59.031cm">
            <draw:object draw:notify-on-update-of-ranges="Sheet1.A131:Sheet1.A133 Sheet1.A134:Sheet1.A140 Sheet1.A132:Sheet1.A132 Sheet1.D134:Sheet1.D140 Sheet1.A131:Sheet1.A133 Sheet1.A144:Sheet1.A150 Sheet1.A142:Sheet1.A142 Sheet1.D144:Sheet1.D150 Sheet1.A131:Sheet1.A133 Sheet1.A154:Sheet1.A160 Sheet1.A152:Sheet1.A152 Sheet1.D154:Sheet1.D160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nse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Comparisons</text:p>
          </table:table-cell>
          <table:table-cell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2" calcext:value-type="float">
            <text:p>0,02</text:p>
          </table:table-cell>
          <table:table-cell office:value-type="float" office:value="21489596" calcext:value-type="float">
            <text:p>21489596</text:p>
          </table:table-cell>
          <table:table-cell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4" calcext:value-type="float">
            <text:p>0,04</text:p>
          </table:table-cell>
          <table:table-cell office:value-type="float" office:value="42979308" calcext:value-type="float">
            <text:p>42979308</text:p>
          </table:table-cell>
          <table:table-cell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9" calcext:value-type="float">
            <text:p>0,09</text:p>
          </table:table-cell>
          <table:table-cell office:value-type="float" office:value="85958756" calcext:value-type="float">
            <text:p>85958756</text:p>
          </table:table-cell>
          <table:table-cell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17" calcext:value-type="float">
            <text:p>0,17</text:p>
          </table:table-cell>
          <table:table-cell office:value-type="float" office:value="171917668" calcext:value-type="float">
            <text:p>171917668</text:p>
          </table:table-cell>
          <table:table-cell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34" calcext:value-type="float">
            <text:p>0,34</text:p>
          </table:table-cell>
          <table:table-cell office:value-type="float" office:value="343835478" calcext:value-type="float">
            <text:p>343835478</text:p>
          </table:table-cell>
          <table:table-cell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69" calcext:value-type="float">
            <text:p>0,69</text:p>
          </table:table-cell>
          <table:table-cell office:value-type="float" office:value="687671120" calcext:value-type="float">
            <text:p>687671120</text:p>
          </table:table-cell>
          <table:table-cell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1.38" calcext:value-type="float">
            <text:p>1,38</text:p>
          </table:table-cell>
          <table:table-cell office:value-type="float" office:value="1375342396" calcext:value-type="float">
            <text:p>1375342396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itsma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Comparisons</text:p>
          </table:table-cell>
          <table:table-cell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1" calcext:value-type="float">
            <text:p>0,01</text:p>
          </table:table-cell>
          <table:table-cell office:value-type="float" office:value="6553312" calcext:value-type="float">
            <text:p>6553312</text:p>
          </table:table-cell>
          <table:table-cell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2" calcext:value-type="float">
            <text:p>0,02</text:p>
          </table:table-cell>
          <table:table-cell office:value-type="float" office:value="13106656" calcext:value-type="float">
            <text:p>13106656</text:p>
          </table:table-cell>
          <table:table-cell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3" calcext:value-type="float">
            <text:p>0,03</text:p>
          </table:table-cell>
          <table:table-cell office:value-type="float" office:value="26213344" calcext:value-type="float">
            <text:p>26213344</text:p>
          </table:table-cell>
          <table:table-cell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07" calcext:value-type="float">
            <text:p>0,07</text:p>
          </table:table-cell>
          <table:table-cell office:value-type="float" office:value="52426720" calcext:value-type="float">
            <text:p>52426720</text:p>
          </table:table-cell>
          <table:table-cell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15" calcext:value-type="float">
            <text:p>0,15</text:p>
          </table:table-cell>
          <table:table-cell office:value-type="float" office:value="104853472" calcext:value-type="float">
            <text:p>104853472</text:p>
          </table:table-cell>
          <table:table-cell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28" calcext:value-type="float">
            <text:p>0,28</text:p>
          </table:table-cell>
          <table:table-cell office:value-type="float" office:value="209706976" calcext:value-type="float">
            <text:p>209706976</text:p>
          </table:table-cell>
          <table:table-cell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59" calcext:value-type="float">
            <text:p>0,59</text:p>
          </table:table-cell>
          <table:table-cell office:value-type="float" office:value="419413984" calcext:value-type="float">
            <text:p>419413984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d::s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Comparisons</text:p>
          </table:table-cell>
          <table:table-cell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36" calcext:value-type="float">
            <text:p>0,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82" calcext:value-type="float">
            <text:p>0,8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.86" calcext:value-type="float">
            <text:p>1,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4.11" calcext:value-type="float">
            <text:p>4,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8.91" calcext:value-type="float">
            <text:p>8,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mo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Comparisons</text:p>
          </table:table-cell>
          <table:table-cell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2" calcext:value-type="float">
            <text:p>0,02</text:p>
          </table:table-cell>
          <table:table-cell office:value-type="float" office:value="7372172" calcext:value-type="float">
            <text:p>7372172</text:p>
          </table:table-cell>
          <table:table-cell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4" calcext:value-type="float">
            <text:p>0,04</text:p>
          </table:table-cell>
          <table:table-cell office:value-type="float" office:value="14744396" calcext:value-type="float">
            <text:p>14744396</text:p>
          </table:table-cell>
          <table:table-cell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7" calcext:value-type="float">
            <text:p>0,07</text:p>
          </table:table-cell>
          <table:table-cell office:value-type="float" office:value="29488859" calcext:value-type="float">
            <text:p>29488859</text:p>
          </table:table-cell>
          <table:table-cell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13" calcext:value-type="float">
            <text:p>0,13</text:p>
          </table:table-cell>
          <table:table-cell office:value-type="float" office:value="58977788" calcext:value-type="float">
            <text:p>58977788</text:p>
          </table:table-cell>
          <table:table-cell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26" calcext:value-type="float">
            <text:p>0,26</text:p>
          </table:table-cell>
          <table:table-cell office:value-type="float" office:value="117955643" calcext:value-type="float">
            <text:p>117955643</text:p>
          </table:table-cell>
          <table:table-cell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54" calcext:value-type="float">
            <text:p>0,54</text:p>
          </table:table-cell>
          <table:table-cell office:value-type="float" office:value="235911361" calcext:value-type="float">
            <text:p>235911361</text:p>
          </table:table-cell>
          <table:table-cell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1.09" calcext:value-type="float">
            <text:p>1,09</text:p>
          </table:table-cell>
          <table:table-cell office:value-type="float" office:value="471822794" calcext:value-type="float">
            <text:p>471822794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itsma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Comparisons</text:p>
          </table:table-cell>
          <table:table-cell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" calcext:value-type="float">
            <text:p>0</text:p>
          </table:table-cell>
          <table:table-cell office:value-type="float" office:value="4734885" calcext:value-type="float">
            <text:p>4734885</text:p>
          </table:table-cell>
          <table:table-cell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2" calcext:value-type="float">
            <text:p>0,02</text:p>
          </table:table-cell>
          <table:table-cell office:value-type="float" office:value="9469803" calcext:value-type="float">
            <text:p>9469803</text:p>
          </table:table-cell>
          <table:table-cell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4" calcext:value-type="float">
            <text:p>0,04</text:p>
          </table:table-cell>
          <table:table-cell office:value-type="float" office:value="18939635" calcext:value-type="float">
            <text:p>18939635</text:p>
          </table:table-cell>
          <table:table-cell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08" calcext:value-type="float">
            <text:p>0,08</text:p>
          </table:table-cell>
          <table:table-cell office:value-type="float" office:value="37879299" calcext:value-type="float">
            <text:p>37879299</text:p>
          </table:table-cell>
          <table:table-cell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16" calcext:value-type="float">
            <text:p>0,16</text:p>
          </table:table-cell>
          <table:table-cell office:value-type="float" office:value="75758627" calcext:value-type="float">
            <text:p>75758627</text:p>
          </table:table-cell>
          <table:table-cell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31" calcext:value-type="float">
            <text:p>0,31</text:p>
          </table:table-cell>
          <table:table-cell office:value-type="float" office:value="151517283" calcext:value-type="float">
            <text:p>151517283</text:p>
          </table:table-cell>
          <table:table-cell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59" calcext:value-type="float">
            <text:p>0,59</text:p>
          </table:table-cell>
          <table:table-cell office:value-type="float" office:value="303034595" calcext:value-type="float">
            <text:p>30303459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d::s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Comparisons</text:p>
          </table:table-cell>
          <table:table-cell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33" calcext:value-type="float">
            <text:p>0,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77" calcext:value-type="float">
            <text:p>0,7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1.68" calcext:value-type="float">
            <text:p>1,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3.56" calcext:value-type="float">
            <text:p>3,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redecess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Comparisons</text:p>
          </table:table-cell>
          <table:table-cell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2" calcext:value-type="float">
            <text:p>0,02</text:p>
          </table:table-cell>
          <table:table-cell office:value-type="float" office:value="6546025" calcext:value-type="float">
            <text:p>6546025</text:p>
          </table:table-cell>
          <table:table-cell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2" calcext:value-type="float">
            <text:p>0,02</text:p>
          </table:table-cell>
          <table:table-cell office:value-type="float" office:value="13075847" calcext:value-type="float">
            <text:p>13075847</text:p>
          </table:table-cell>
          <table:table-cell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4" calcext:value-type="float">
            <text:p>0,04</text:p>
          </table:table-cell>
          <table:table-cell office:value-type="float" office:value="26154079" calcext:value-type="float">
            <text:p>26154079</text:p>
          </table:table-cell>
          <table:table-cell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09" calcext:value-type="float">
            <text:p>0,09</text:p>
          </table:table-cell>
          <table:table-cell office:value-type="float" office:value="52299653" calcext:value-type="float">
            <text:p>52299653</text:p>
          </table:table-cell>
          <table:table-cell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18" calcext:value-type="float">
            <text:p>0,18</text:p>
          </table:table-cell>
          <table:table-cell office:value-type="float" office:value="104617290" calcext:value-type="float">
            <text:p>104617290</text:p>
          </table:table-cell>
          <table:table-cell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35" calcext:value-type="float">
            <text:p>0,35</text:p>
          </table:table-cell>
          <table:table-cell office:value-type="float" office:value="209187660" calcext:value-type="float">
            <text:p>209187660</text:p>
          </table:table-cell>
          <table:table-cell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71" calcext:value-type="float">
            <text:p>0,71</text:p>
          </table:table-cell>
          <table:table-cell office:value-type="float" office:value="418373223" calcext:value-type="float">
            <text:p>41837322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itsma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Comparisons</text:p>
          </table:table-cell>
          <table:table-cell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1" calcext:value-type="float">
            <text:p>0,01</text:p>
          </table:table-cell>
          <table:table-cell office:value-type="float" office:value="3856983" calcext:value-type="float">
            <text:p>3856983</text:p>
          </table:table-cell>
          <table:table-cell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1" calcext:value-type="float">
            <text:p>0,01</text:p>
          </table:table-cell>
          <table:table-cell office:value-type="float" office:value="7709550" calcext:value-type="float">
            <text:p>7709550</text:p>
          </table:table-cell>
          <table:table-cell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2" calcext:value-type="float">
            <text:p>0,02</text:p>
          </table:table-cell>
          <table:table-cell office:value-type="float" office:value="15420440" calcext:value-type="float">
            <text:p>15420440</text:p>
          </table:table-cell>
          <table:table-cell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05" calcext:value-type="float">
            <text:p>0,05</text:p>
          </table:table-cell>
          <table:table-cell office:value-type="float" office:value="30836034" calcext:value-type="float">
            <text:p>30836034</text:p>
          </table:table-cell>
          <table:table-cell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1" calcext:value-type="float">
            <text:p>0,1</text:p>
          </table:table-cell>
          <table:table-cell office:value-type="float" office:value="61674409" calcext:value-type="float">
            <text:p>61674409</text:p>
          </table:table-cell>
          <table:table-cell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21" calcext:value-type="float">
            <text:p>0,21</text:p>
          </table:table-cell>
          <table:table-cell office:value-type="float" office:value="123340153" calcext:value-type="float">
            <text:p>123340153</text:p>
          </table:table-cell>
          <table:table-cell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41" calcext:value-type="float">
            <text:p>0,41</text:p>
          </table:table-cell>
          <table:table-cell office:value-type="float" office:value="246678184" calcext:value-type="float">
            <text:p>246678184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d::s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Comparisons</text:p>
          </table:table-cell>
          <table:table-cell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17" calcext:value-type="float">
            <text:p>0,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35" calcext:value-type="float">
            <text:p>0,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73" calcext:value-type="float">
            <text:p>0,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1.54" calcext:value-type="float">
            <text:p>1,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terleav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Comparisons</text:p>
          </table:table-cell>
          <table:table-cell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14" calcext:value-type="float">
            <text:p>0,14</text:p>
          </table:table-cell>
          <table:table-cell office:value-type="float" office:value="40170650" calcext:value-type="float">
            <text:p>40170650</text:p>
          </table:table-cell>
          <table:table-cell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31" calcext:value-type="float">
            <text:p>0,31</text:p>
          </table:table-cell>
          <table:table-cell office:value-type="float" office:value="80299070" calcext:value-type="float">
            <text:p>80299070</text:p>
          </table:table-cell>
          <table:table-cell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68" calcext:value-type="float">
            <text:p>0,68</text:p>
          </table:table-cell>
          <table:table-cell office:value-type="float" office:value="160717326" calcext:value-type="float">
            <text:p>160717326</text:p>
          </table:table-cell>
          <table:table-cell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.48" calcext:value-type="float">
            <text:p>1,48</text:p>
          </table:table-cell>
          <table:table-cell office:value-type="float" office:value="321415302" calcext:value-type="float">
            <text:p>321415302</text:p>
          </table:table-cell>
          <table:table-cell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3.17" calcext:value-type="float">
            <text:p>3,17</text:p>
          </table:table-cell>
          <table:table-cell office:value-type="float" office:value="642811829" calcext:value-type="float">
            <text:p>642811829</text:p>
          </table:table-cell>
          <table:table-cell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6.7" calcext:value-type="float">
            <text:p>6,7</text:p>
          </table:table-cell>
          <table:table-cell office:value-type="float" office:value="1285385934" calcext:value-type="float">
            <text:p>1285385934</text:p>
          </table:table-cell>
          <table:table-cell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14.17" calcext:value-type="float">
            <text:p>14,17</text:p>
          </table:table-cell>
          <table:table-cell office:value-type="float" office:value="2570846279" calcext:value-type="float">
            <text:p>2570846279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itsma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Comparisons</text:p>
          </table:table-cell>
          <table:table-cell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5" calcext:value-type="float">
            <text:p>0,05</text:p>
          </table:table-cell>
          <table:table-cell office:value-type="float" office:value="16992890" calcext:value-type="float">
            <text:p>16992890</text:p>
          </table:table-cell>
          <table:table-cell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11" calcext:value-type="float">
            <text:p>0,11</text:p>
          </table:table-cell>
          <table:table-cell office:value-type="float" office:value="33979808" calcext:value-type="float">
            <text:p>33979808</text:p>
          </table:table-cell>
          <table:table-cell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26" calcext:value-type="float">
            <text:p>0,26</text:p>
          </table:table-cell>
          <table:table-cell office:value-type="float" office:value="67964120" calcext:value-type="float">
            <text:p>67964120</text:p>
          </table:table-cell>
          <table:table-cell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65" calcext:value-type="float">
            <text:p>0,65</text:p>
          </table:table-cell>
          <table:table-cell office:value-type="float" office:value="135931952" calcext:value-type="float">
            <text:p>135931952</text:p>
          </table:table-cell>
          <table:table-cell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.44" calcext:value-type="float">
            <text:p>1,44</text:p>
          </table:table-cell>
          <table:table-cell office:value-type="float" office:value="271864974" calcext:value-type="float">
            <text:p>271864974</text:p>
          </table:table-cell>
          <table:table-cell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3.17" calcext:value-type="float">
            <text:p>3,17</text:p>
          </table:table-cell>
          <table:table-cell office:value-type="float" office:value="543713163" calcext:value-type="float">
            <text:p>543713163</text:p>
          </table:table-cell>
          <table:table-cell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6.83" calcext:value-type="float">
            <text:p>6,83</text:p>
          </table:table-cell>
          <table:table-cell office:value-type="float" office:value="1087427957" calcext:value-type="float">
            <text:p>108742795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d::s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Comparisons</text:p>
          </table:table-cell>
          <table:table-cell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42" calcext:value-type="float">
            <text:p>0,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.05" calcext:value-type="float">
            <text:p>1,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2.37" calcext:value-type="float">
            <text:p>2,3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5.34" calcext:value-type="float">
            <text:p>5,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12.06" calcext:value-type="float">
            <text:p>12,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26.74" calcext:value-type="float">
            <text:p>26,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6">
          <table:table-cell table:number-columns-repeated="4"/>
        </table:table-row>
        <table:table-row table:style-name="ro1">
          <table:table-cell office:value-type="string" calcext:value-type="string">
            <text:p>MEM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e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Comparisons</text:p>
          </table:table-cell>
          <table:table-cell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string" calcext:value-type="string">
            <text:p>0.33</text:p>
          </table:table-cell>
          <table:table-cell office:value-type="float" office:value="21489596" calcext:value-type="float">
            <text:p>21489596</text:p>
          </table:table-cell>
          <table:table-cell office:value-type="float" office:value="1044619264" calcext:value-type="float">
            <text:p>1044619264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string" calcext:value-type="string">
            <text:p>0.66</text:p>
          </table:table-cell>
          <table:table-cell office:value-type="float" office:value="42979308" calcext:value-type="float">
            <text:p>42979308</text:p>
          </table:table-cell>
          <table:table-cell office:value-type="float" office:value="1044619264" calcext:value-type="float">
            <text:p>1044619264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string" calcext:value-type="string">
            <text:p>1.31</text:p>
          </table:table-cell>
          <table:table-cell office:value-type="float" office:value="85958756" calcext:value-type="float">
            <text:p>85958756</text:p>
          </table:table-cell>
          <table:table-cell office:value-type="float" office:value="1044619264" calcext:value-type="float">
            <text:p>1044619264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string" calcext:value-type="string">
            <text:p>2.63</text:p>
          </table:table-cell>
          <table:table-cell office:value-type="float" office:value="171917668" calcext:value-type="float">
            <text:p>171917668</text:p>
          </table:table-cell>
          <table:table-cell office:value-type="float" office:value="1044619264" calcext:value-type="float">
            <text:p>1044619264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string" calcext:value-type="string">
            <text:p>5.2</text:p>
          </table:table-cell>
          <table:table-cell office:value-type="float" office:value="343835478" calcext:value-type="float">
            <text:p>343835478</text:p>
          </table:table-cell>
          <table:table-cell office:value-type="float" office:value="1044619264" calcext:value-type="float">
            <text:p>1044619264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string" calcext:value-type="string">
            <text:p>10.4</text:p>
          </table:table-cell>
          <table:table-cell office:value-type="float" office:value="687671120" calcext:value-type="float">
            <text:p>687671120</text:p>
          </table:table-cell>
          <table:table-cell office:value-type="float" office:value="1044619264" calcext:value-type="float">
            <text:p>1044619264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string" calcext:value-type="string">
            <text:p>20.54</text:p>
          </table:table-cell>
          <table:table-cell office:value-type="float" office:value="1375342396" calcext:value-type="float">
            <text:p>1375342396</text:p>
          </table:table-cell>
          <table:table-cell office:value-type="float" office:value="1044619264" calcext:value-type="float">
            <text:p>104461926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itsma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Comparisons</text:p>
          </table:table-cell>
          <table:table-cell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string" calcext:value-type="string">
            <text:p>0.12</text:p>
          </table:table-cell>
          <table:table-cell office:value-type="float" office:value="6553312" calcext:value-type="float">
            <text:p>6553312</text:p>
          </table:table-cell>
          <table:table-cell office:value-type="float" office:value="124092416" calcext:value-type="float">
            <text:p>124092416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string" calcext:value-type="string">
            <text:p>0.23</text:p>
          </table:table-cell>
          <table:table-cell office:value-type="float" office:value="13106656" calcext:value-type="float">
            <text:p>13106656</text:p>
          </table:table-cell>
          <table:table-cell office:value-type="float" office:value="124092416" calcext:value-type="float">
            <text:p>124092416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string" calcext:value-type="string">
            <text:p>0.47</text:p>
          </table:table-cell>
          <table:table-cell office:value-type="float" office:value="26213344" calcext:value-type="float">
            <text:p>26213344</text:p>
          </table:table-cell>
          <table:table-cell office:value-type="float" office:value="124092416" calcext:value-type="float">
            <text:p>124092416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string" calcext:value-type="string">
            <text:p>0.93</text:p>
          </table:table-cell>
          <table:table-cell office:value-type="float" office:value="52426720" calcext:value-type="float">
            <text:p>52426720</text:p>
          </table:table-cell>
          <table:table-cell office:value-type="float" office:value="124092416" calcext:value-type="float">
            <text:p>124092416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string" calcext:value-type="string">
            <text:p>1.84</text:p>
          </table:table-cell>
          <table:table-cell office:value-type="float" office:value="104853472" calcext:value-type="float">
            <text:p>104853472</text:p>
          </table:table-cell>
          <table:table-cell office:value-type="float" office:value="124092416" calcext:value-type="float">
            <text:p>124092416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string" calcext:value-type="string">
            <text:p>3.68</text:p>
          </table:table-cell>
          <table:table-cell office:value-type="float" office:value="209706976" calcext:value-type="float">
            <text:p>209706976</text:p>
          </table:table-cell>
          <table:table-cell office:value-type="float" office:value="124092416" calcext:value-type="float">
            <text:p>124092416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string" calcext:value-type="string">
            <text:p>8.04</text:p>
          </table:table-cell>
          <table:table-cell office:value-type="float" office:value="419413984" calcext:value-type="float">
            <text:p>419413984</text:p>
          </table:table-cell>
          <table:table-cell office:value-type="float" office:value="124092416" calcext:value-type="float">
            <text:p>12409241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d::s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Comparisons</text:p>
          </table:table-cell>
          <table:table-cell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string" calcext:value-type="string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28672000" calcext:value-type="float">
            <text:p>28672000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string" calcext:value-type="string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41254912" calcext:value-type="float">
            <text:p>41254912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string" calcext:value-type="string">
            <text:p>0.66</text:p>
          </table:table-cell>
          <table:table-cell office:value-type="float" office:value="0" calcext:value-type="float">
            <text:p>0</text:p>
          </table:table-cell>
          <table:table-cell office:value-type="float" office:value="66420736" calcext:value-type="float">
            <text:p>66420736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string" calcext:value-type="string">
            <text:p>1.39</text:p>
          </table:table-cell>
          <table:table-cell office:value-type="float" office:value="0" calcext:value-type="float">
            <text:p>0</text:p>
          </table:table-cell>
          <table:table-cell office:value-type="float" office:value="116752384" calcext:value-type="float">
            <text:p>116752384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string" calcext:value-type="string">
            <text:p>2.83</text:p>
          </table:table-cell>
          <table:table-cell office:value-type="float" office:value="0" calcext:value-type="float">
            <text:p>0</text:p>
          </table:table-cell>
          <table:table-cell office:value-type="float" office:value="217415680" calcext:value-type="float">
            <text:p>217415680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string" calcext:value-type="string">
            <text:p>5.83</text:p>
          </table:table-cell>
          <table:table-cell office:value-type="float" office:value="0" calcext:value-type="float">
            <text:p>0</text:p>
          </table:table-cell>
          <table:table-cell office:value-type="float" office:value="418742272" calcext:value-type="float">
            <text:p>418742272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string" calcext:value-type="string">
            <text:p>11.91</text:p>
          </table:table-cell>
          <table:table-cell office:value-type="float" office:value="0" calcext:value-type="float">
            <text:p>0</text:p>
          </table:table-cell>
          <table:table-cell office:value-type="float" office:value="821395456" calcext:value-type="float">
            <text:p>8213954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a" fo:country="DK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4">00-00-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4T16:20:52.225000000</meta:creation-date>
    <dc:date>2013-11-14T18:06:29.084000000</dc:date>
    <meta:editing-duration>PT1H6M18S</meta:editing-duration>
    <meta:editing-cycles>9</meta:editing-cycles>
    <meta:generator>LibreOffice/4.1.3.2$Windows_x86 LibreOffice_project/70feb7d99726f064edab4605a8ab840c50ec57a</meta:generator>
    <meta:document-statistic meta:table-count="1" meta:cell-count="402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932cm" svg:y="0.316cm" chart:style-name="ch2">
          <text:p>Search Trees, Insert</text:p>
        </chart:title>
        <chart:legend chart:legend-position="end" svg:x="13.412cm" svg:y="3.664cm" style:legend-expansion="high" chart:style-name="ch3"/>
        <chart:plot-area chart:style-name="ch4" table:cell-range-address="Sheet1.A23:Sheet1.B23 Sheet1.A4:Sheet1.B10 Sheet1.A2:Sheet1.A2 Sheet1.A12:Sheet1.A12 Sheet1.B14:Sheet1.B20 Sheet1.A22:Sheet1.A22 Sheet1.B24:Sheet1.B30" chart:data-source-has-labels="both" svg:x="1.358cm" svg:y="1.635cm" svg:width="11.414cm" svg:height="6.177cm">
          <chartooo:coordinate-region svg:x="1.979cm" svg:y="1.847cm" svg:width="10.051cm" svg:height="5.292cm"/>
          <chart:axis chart:dimension="x" chart:name="primary-x" chart:style-name="ch5" chartooo:axis-type="auto">
            <chart:title svg:x="6.201cm" svg:y="7.993cm" chart:style-name="ch6">
              <text:p>Operations</text:p>
            </chart:title>
            <chart:categories table:cell-range-address="Sheet1.A23:Sheet1.B23"/>
          </chart:axis>
          <chart:axis chart:dimension="y" chart:name="primary-y" chart:style-name="ch5">
            <chart:title svg:x="0.451cm" svg:y="5.428cm" chart:style-name="ch7">
              <text:p>Seconds</text:p>
            </chart:title>
            <chart:grid chart:style-name="ch8" chart:class="major"/>
          </chart:axis>
          <chart:series chart:style-name="ch9" chart:values-cell-range-address="Sheet1.B4:Sheet1.B10" chart:label-cell-address="Sheet1.A2:Sheet1.A2" chart:class="chart:scatter">
            <chart:domain table:cell-range-address="Sheet1.A4:Sheet1.A10"/>
            <chart:data-point chart:repeated="7"/>
          </chart:series>
          <chart:series chart:style-name="ch10" chart:values-cell-range-address="Sheet1.B14:Sheet1.B20" chart:label-cell-address="Sheet1.A12:Sheet1.A12" chart:class="chart:scatter">
            <chart:domain table:cell-range-address="Sheet1.A14:Sheet1.A20"/>
            <chart:data-point chart:repeated="7"/>
          </chart:series>
          <chart:series chart:style-name="ch11" chart:values-cell-range-address="Sheet1.B24:Sheet1.B30" chart:label-cell-address="Sheet1.A22:Sheet1.A22" chart:class="chart:scatter">
            <chart:domain table:cell-range-address="Sheet1.A24:Sheet1.A30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EB</text:p>
                <draw:g>
                  <svg:desc>Sheet1.A2:Sheet1.A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bitsmart</text:p>
                <draw:g>
                  <svg:desc>Sheet1.A12:Sheet1.A1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std::set</text:p>
                <draw:g>
                  <svg:desc>Sheet1.A22:Sheet1.A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perations</text:p>
                <draw:g>
                  <svg:desc>Sheet1.A23:Sheet1.B23</svg:desc>
                </draw:g>
              </table:table-cell>
              <table:table-cell office:value-type="float" office:value="262144">
                <text:p>262144</text:p>
                <draw:g>
                  <svg:desc>Sheet1.A4:Sheet1.A10</svg:desc>
                </draw:g>
              </table:table-cell>
              <table:table-cell office:value-type="float" office:value="0.02">
                <text:p>0.02</text:p>
                <draw:g>
                  <svg:desc>Sheet1.B4:Sheet1.B10</svg:desc>
                </draw:g>
              </table:table-cell>
              <table:table-cell office:value-type="float" office:value="262144">
                <text:p>262144</text:p>
                <draw:g>
                  <svg:desc>Sheet1.A14:Sheet1.A20</svg:desc>
                </draw:g>
              </table:table-cell>
              <table:table-cell office:value-type="float" office:value="0.01">
                <text:p>0.01</text:p>
                <draw:g>
                  <svg:desc>Sheet1.B14:Sheet1.B20</svg:desc>
                </draw:g>
              </table:table-cell>
              <table:table-cell office:value-type="float" office:value="262144">
                <text:p>262144</text:p>
                <draw:g>
                  <svg:desc>Sheet1.A24:Sheet1.A30</svg:desc>
                </draw:g>
              </table:table-cell>
              <table:table-cell office:value-type="float" office:value="0.06">
                <text:p>0.06</text:p>
                <draw:g>
                  <svg:desc>Sheet1.B24:Sheet1.B30</svg:desc>
                </draw:g>
              </table:table-cell>
            </table:table-row>
            <table:table-row>
              <table:table-cell office:value-type="string">
                <text:p>Seconds</text:p>
              </table:table-cell>
              <table:table-cell office:value-type="float" office:value="524288">
                <text:p>524288</text:p>
              </table:table-cell>
              <table:table-cell office:value-type="float" office:value="0.04">
                <text:p>0.04</text:p>
              </table:table-cell>
              <table:table-cell office:value-type="float" office:value="524288">
                <text:p>524288</text:p>
              </table:table-cell>
              <table:table-cell office:value-type="float" office:value="0.02">
                <text:p>0.02</text:p>
              </table:table-cell>
              <table:table-cell office:value-type="float" office:value="524288">
                <text:p>52428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/>
              <table:table-cell office:value-type="float" office:value="1048576">
                <text:p>1048576</text:p>
              </table:table-cell>
              <table:table-cell office:value-type="float" office:value="0.09">
                <text:p>0.09</text:p>
              </table:table-cell>
              <table:table-cell office:value-type="float" office:value="1048576">
                <text:p>1048576</text:p>
              </table:table-cell>
              <table:table-cell office:value-type="float" office:value="0.03">
                <text:p>0.03</text:p>
              </table:table-cell>
              <table:table-cell office:value-type="float" office:value="1048576">
                <text:p>104857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/>
              <table:table-cell office:value-type="float" office:value="2097152">
                <text:p>2097152</text:p>
              </table:table-cell>
              <table:table-cell office:value-type="float" office:value="0.17">
                <text:p>0.17</text:p>
              </table:table-cell>
              <table:table-cell office:value-type="float" office:value="2097152">
                <text:p>2097152</text:p>
              </table:table-cell>
              <table:table-cell office:value-type="float" office:value="0.07">
                <text:p>0.07</text:p>
              </table:table-cell>
              <table:table-cell office:value-type="float" office:value="2097152">
                <text:p>2097152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/>
              <table:table-cell office:value-type="float" office:value="4194304">
                <text:p>4194304</text:p>
              </table:table-cell>
              <table:table-cell office:value-type="float" office:value="0.34">
                <text:p>0.34</text:p>
              </table:table-cell>
              <table:table-cell office:value-type="float" office:value="4194304">
                <text:p>4194304</text:p>
              </table:table-cell>
              <table:table-cell office:value-type="float" office:value="0.15">
                <text:p>0.15</text:p>
              </table:table-cell>
              <table:table-cell office:value-type="float" office:value="4194304">
                <text:p>4194304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/>
              <table:table-cell office:value-type="float" office:value="8388608">
                <text:p>8388608</text:p>
              </table:table-cell>
              <table:table-cell office:value-type="float" office:value="0.69">
                <text:p>0.69</text:p>
              </table:table-cell>
              <table:table-cell office:value-type="float" office:value="8388608">
                <text:p>8388608</text:p>
              </table:table-cell>
              <table:table-cell office:value-type="float" office:value="0.28">
                <text:p>0.28</text:p>
              </table:table-cell>
              <table:table-cell office:value-type="float" office:value="8388608">
                <text:p>8388608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/>
              <table:table-cell office:value-type="float" office:value="16777216">
                <text:p>16777216</text:p>
              </table:table-cell>
              <table:table-cell office:value-type="float" office:value="1.38">
                <text:p>1.38</text:p>
              </table:table-cell>
              <table:table-cell office:value-type="float" office:value="16777216">
                <text:p>16777216</text:p>
              </table:table-cell>
              <table:table-cell office:value-type="float" office:value="0.59">
                <text:p>0.59</text:p>
              </table:table-cell>
              <table:table-cell office:value-type="float" office:value="16777216">
                <text:p>16777216</text:p>
              </table:table-cell>
              <table:table-cell office:value-type="float" office:value="8.91">
                <text:p>8.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Windows_x86 LibreOffice_project/70feb7d99726f064edab4605a8ab840c50ec5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07cm" svg:y="0.316cm" chart:style-name="ch2">
          <text:p>Search Trees, Remove</text:p>
        </chart:title>
        <chart:legend chart:legend-position="end" svg:x="13.412cm" svg:y="3.664cm" style:legend-expansion="high" chart:style-name="ch3"/>
        <chart:plot-area chart:style-name="ch4" table:cell-range-address="Sheet1.A34:Sheet1.B34 Sheet1.A35:Sheet1.B41 Sheet1.A33:Sheet1.A33 Sheet1.A43:Sheet1.A43 Sheet1.B45:Sheet1.B51 Sheet1.A53:Sheet1.A53 Sheet1.B55:Sheet1.B61" chart:data-source-has-labels="both" svg:x="1.358cm" svg:y="1.635cm" svg:width="11.414cm" svg:height="6.177cm">
          <chartooo:coordinate-region svg:x="2.085cm" svg:y="1.847cm" svg:width="9.945cm" svg:height="5.292cm"/>
          <chart:axis chart:dimension="x" chart:name="primary-x" chart:style-name="ch5" chartooo:axis-type="auto">
            <chart:title svg:x="6.201cm" svg:y="7.993cm" chart:style-name="ch6">
              <text:p>Operations</text:p>
            </chart:title>
            <chart:categories table:cell-range-address="Sheet1.A34:Sheet1.B34"/>
          </chart:axis>
          <chart:axis chart:dimension="y" chart:name="primary-y" chart:style-name="ch5">
            <chart:title svg:x="0.451cm" svg:y="5.428cm" chart:style-name="ch7">
              <text:p>Seconds</text:p>
            </chart:title>
            <chart:grid chart:style-name="ch8" chart:class="major"/>
          </chart:axis>
          <chart:series chart:style-name="ch9" chart:values-cell-range-address="Sheet1.B35:Sheet1.B41" chart:label-cell-address="Sheet1.A33:Sheet1.A33" chart:class="chart:scatter">
            <chart:domain table:cell-range-address="Sheet1.A35:Sheet1.A41"/>
            <chart:data-point chart:repeated="7"/>
          </chart:series>
          <chart:series chart:style-name="ch10" chart:values-cell-range-address="Sheet1.B45:Sheet1.B51" chart:label-cell-address="Sheet1.A43:Sheet1.A43" chart:class="chart:scatter">
            <chart:domain table:cell-range-address="Sheet1.A45:Sheet1.A51"/>
            <chart:data-point chart:repeated="7"/>
          </chart:series>
          <chart:series chart:style-name="ch11" chart:values-cell-range-address="Sheet1.B55:Sheet1.B61" chart:label-cell-address="Sheet1.A53:Sheet1.A53" chart:class="chart:scatter">
            <chart:domain table:cell-range-address="Sheet1.A55:Sheet1.A61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EB</text:p>
                <draw:g>
                  <svg:desc>Sheet1.A33:Sheet1.A3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bitsmart</text:p>
                <draw:g>
                  <svg:desc>Sheet1.A43:Sheet1.A4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std::set</text:p>
                <draw:g>
                  <svg:desc>Sheet1.A53:Sheet1.A5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perations</text:p>
                <draw:g>
                  <svg:desc>Sheet1.A34:Sheet1.B34</svg:desc>
                </draw:g>
              </table:table-cell>
              <table:table-cell office:value-type="float" office:value="262144">
                <text:p>262144</text:p>
                <draw:g>
                  <svg:desc>Sheet1.A35:Sheet1.A41</svg:desc>
                </draw:g>
              </table:table-cell>
              <table:table-cell office:value-type="float" office:value="0.02">
                <text:p>0.02</text:p>
                <draw:g>
                  <svg:desc>Sheet1.B35:Sheet1.B41</svg:desc>
                </draw:g>
              </table:table-cell>
              <table:table-cell office:value-type="float" office:value="262144">
                <text:p>262144</text:p>
                <draw:g>
                  <svg:desc>Sheet1.A45:Sheet1.A51</svg:desc>
                </draw:g>
              </table:table-cell>
              <table:table-cell office:value-type="float" office:value="0">
                <text:p>0</text:p>
                <draw:g>
                  <svg:desc>Sheet1.B45:Sheet1.B51</svg:desc>
                </draw:g>
              </table:table-cell>
              <table:table-cell office:value-type="float" office:value="262144">
                <text:p>262144</text:p>
                <draw:g>
                  <svg:desc>Sheet1.A55:Sheet1.A61</svg:desc>
                </draw:g>
              </table:table-cell>
              <table:table-cell office:value-type="float" office:value="0.03">
                <text:p>0.03</text:p>
                <draw:g>
                  <svg:desc>Sheet1.B55:Sheet1.B61</svg:desc>
                </draw:g>
              </table:table-cell>
            </table:table-row>
            <table:table-row>
              <table:table-cell office:value-type="string">
                <text:p>Seconds</text:p>
              </table:table-cell>
              <table:table-cell office:value-type="float" office:value="524288">
                <text:p>524288</text:p>
              </table:table-cell>
              <table:table-cell office:value-type="float" office:value="0.04">
                <text:p>0.04</text:p>
              </table:table-cell>
              <table:table-cell office:value-type="float" office:value="524288">
                <text:p>524288</text:p>
              </table:table-cell>
              <table:table-cell office:value-type="float" office:value="0.02">
                <text:p>0.02</text:p>
              </table:table-cell>
              <table:table-cell office:value-type="float" office:value="524288">
                <text:p>52428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/>
              <table:table-cell office:value-type="float" office:value="1048576">
                <text:p>1048576</text:p>
              </table:table-cell>
              <table:table-cell office:value-type="float" office:value="0.07">
                <text:p>0.07</text:p>
              </table:table-cell>
              <table:table-cell office:value-type="float" office:value="1048576">
                <text:p>1048576</text:p>
              </table:table-cell>
              <table:table-cell office:value-type="float" office:value="0.04">
                <text:p>0.04</text:p>
              </table:table-cell>
              <table:table-cell office:value-type="float" office:value="1048576">
                <text:p>1048576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/>
              <table:table-cell office:value-type="float" office:value="2097152">
                <text:p>2097152</text:p>
              </table:table-cell>
              <table:table-cell office:value-type="float" office:value="0.13">
                <text:p>0.13</text:p>
              </table:table-cell>
              <table:table-cell office:value-type="float" office:value="2097152">
                <text:p>2097152</text:p>
              </table:table-cell>
              <table:table-cell office:value-type="float" office:value="0.08">
                <text:p>0.08</text:p>
              </table:table-cell>
              <table:table-cell office:value-type="float" office:value="2097152">
                <text:p>2097152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/>
              <table:table-cell office:value-type="float" office:value="4194304">
                <text:p>4194304</text:p>
              </table:table-cell>
              <table:table-cell office:value-type="float" office:value="0.26">
                <text:p>0.26</text:p>
              </table:table-cell>
              <table:table-cell office:value-type="float" office:value="4194304">
                <text:p>4194304</text:p>
              </table:table-cell>
              <table:table-cell office:value-type="float" office:value="0.16">
                <text:p>0.16</text:p>
              </table:table-cell>
              <table:table-cell office:value-type="float" office:value="4194304">
                <text:p>4194304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/>
              <table:table-cell office:value-type="float" office:value="8388608">
                <text:p>8388608</text:p>
              </table:table-cell>
              <table:table-cell office:value-type="float" office:value="0.54">
                <text:p>0.54</text:p>
              </table:table-cell>
              <table:table-cell office:value-type="float" office:value="8388608">
                <text:p>8388608</text:p>
              </table:table-cell>
              <table:table-cell office:value-type="float" office:value="0.31">
                <text:p>0.31</text:p>
              </table:table-cell>
              <table:table-cell office:value-type="float" office:value="8388608">
                <text:p>8388608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/>
              <table:table-cell office:value-type="float" office:value="16777216">
                <text:p>16777216</text:p>
              </table:table-cell>
              <table:table-cell office:value-type="float" office:value="1.09">
                <text:p>1.09</text:p>
              </table:table-cell>
              <table:table-cell office:value-type="float" office:value="16777216">
                <text:p>16777216</text:p>
              </table:table-cell>
              <table:table-cell office:value-type="float" office:value="0.59">
                <text:p>0.59</text:p>
              </table:table-cell>
              <table:table-cell office:value-type="float" office:value="16777216">
                <text:p>16777216</text:p>
              </table:table-cell>
              <table:table-cell office:value-type="float" office:value="3.56">
                <text:p>3.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Windows_x86 LibreOffice_project/70feb7d99726f064edab4605a8ab840c50ec57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44cm" svg:y="0.316cm" chart:style-name="ch2">
          <text:p>Search Trees, Predecessor</text:p>
        </chart:title>
        <chart:legend chart:legend-position="end" svg:x="13.412cm" svg:y="3.664cm" style:legend-expansion="high" chart:style-name="ch3"/>
        <chart:plot-area chart:style-name="ch4" table:cell-range-address="Sheet1.A34:Sheet1.B34 Sheet1.A35:Sheet1.A41 Sheet1.A33:Sheet1.A33 Sheet1.B66:Sheet1.B72 Sheet1.A43:Sheet1.A43 Sheet1.B76:Sheet1.B82 Sheet1.A53:Sheet1.A53 Sheet1.B86:Sheet1.B92" chart:data-source-has-labels="both" svg:x="1.358cm" svg:y="1.635cm" svg:width="11.414cm" svg:height="6.177cm">
          <chartooo:coordinate-region svg:x="2.085cm" svg:y="1.847cm" svg:width="9.945cm" svg:height="5.292cm"/>
          <chart:axis chart:dimension="x" chart:name="primary-x" chart:style-name="ch5" chartooo:axis-type="auto">
            <chart:title svg:x="6.201cm" svg:y="7.993cm" chart:style-name="ch6">
              <text:p>Operations</text:p>
            </chart:title>
            <chart:categories table:cell-range-address="Sheet1.A34:Sheet1.B34"/>
          </chart:axis>
          <chart:axis chart:dimension="y" chart:name="primary-y" chart:style-name="ch5">
            <chart:title svg:x="0.451cm" svg:y="5.428cm" chart:style-name="ch7">
              <text:p>Seconds</text:p>
            </chart:title>
            <chart:grid chart:style-name="ch8" chart:class="major"/>
          </chart:axis>
          <chart:series chart:style-name="ch9" chart:values-cell-range-address="Sheet1.B66:Sheet1.B72" chart:label-cell-address="Sheet1.A33:Sheet1.A33" chart:class="chart:scatter">
            <chart:domain table:cell-range-address="Sheet1.A35:Sheet1.A41"/>
            <chart:data-point chart:repeated="7"/>
          </chart:series>
          <chart:series chart:style-name="ch10" chart:values-cell-range-address="Sheet1.B76:Sheet1.B82" chart:label-cell-address="Sheet1.A43:Sheet1.A43" chart:class="chart:scatter">
            <chart:domain table:cell-range-address="Sheet1.A45:Sheet1.A51"/>
            <chart:data-point chart:repeated="7"/>
          </chart:series>
          <chart:series chart:style-name="ch11" chart:values-cell-range-address="Sheet1.B86:Sheet1.B92" chart:label-cell-address="Sheet1.A53:Sheet1.A53" chart:class="chart:scatter">
            <chart:domain table:cell-range-address="Sheet1.A55:Sheet1.A61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EB</text:p>
                <draw:g>
                  <svg:desc>Sheet1.A33:Sheet1.A3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bitsmart</text:p>
                <draw:g>
                  <svg:desc>Sheet1.A43:Sheet1.A4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std::set</text:p>
                <draw:g>
                  <svg:desc>Sheet1.A53:Sheet1.A5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perations</text:p>
                <draw:g>
                  <svg:desc>Sheet1.A34:Sheet1.B34</svg:desc>
                </draw:g>
              </table:table-cell>
              <table:table-cell office:value-type="float" office:value="262144">
                <text:p>262144</text:p>
                <draw:g>
                  <svg:desc>Sheet1.A35:Sheet1.A41</svg:desc>
                </draw:g>
              </table:table-cell>
              <table:table-cell office:value-type="float" office:value="0.02">
                <text:p>0.02</text:p>
                <draw:g>
                  <svg:desc>Sheet1.B66:Sheet1.B72</svg:desc>
                </draw:g>
              </table:table-cell>
              <table:table-cell office:value-type="float" office:value="262144">
                <text:p>262144</text:p>
                <draw:g>
                  <svg:desc>Sheet1.A45:Sheet1.A51</svg:desc>
                </draw:g>
              </table:table-cell>
              <table:table-cell office:value-type="float" office:value="0.01">
                <text:p>0.01</text:p>
                <draw:g>
                  <svg:desc>Sheet1.B76:Sheet1.B82</svg:desc>
                </draw:g>
              </table:table-cell>
              <table:table-cell office:value-type="float" office:value="262144">
                <text:p>262144</text:p>
                <draw:g>
                  <svg:desc>Sheet1.A55:Sheet1.A61</svg:desc>
                </draw:g>
              </table:table-cell>
              <table:table-cell office:value-type="float" office:value="0.02">
                <text:p>0.02</text:p>
                <draw:g>
                  <svg:desc>Sheet1.B86:Sheet1.B92</svg:desc>
                </draw:g>
              </table:table-cell>
            </table:table-row>
            <table:table-row>
              <table:table-cell office:value-type="string">
                <text:p>Seconds</text:p>
              </table:table-cell>
              <table:table-cell office:value-type="float" office:value="524288">
                <text:p>524288</text:p>
              </table:table-cell>
              <table:table-cell office:value-type="float" office:value="0.02">
                <text:p>0.02</text:p>
              </table:table-cell>
              <table:table-cell office:value-type="float" office:value="524288">
                <text:p>524288</text:p>
              </table:table-cell>
              <table:table-cell office:value-type="float" office:value="0.01">
                <text:p>0.01</text:p>
              </table:table-cell>
              <table:table-cell office:value-type="float" office:value="524288">
                <text:p>52428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/>
              <table:table-cell office:value-type="float" office:value="1048576">
                <text:p>1048576</text:p>
              </table:table-cell>
              <table:table-cell office:value-type="float" office:value="0.04">
                <text:p>0.04</text:p>
              </table:table-cell>
              <table:table-cell office:value-type="float" office:value="1048576">
                <text:p>1048576</text:p>
              </table:table-cell>
              <table:table-cell office:value-type="float" office:value="0.02">
                <text:p>0.02</text:p>
              </table:table-cell>
              <table:table-cell office:value-type="float" office:value="1048576">
                <text:p>104857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/>
              <table:table-cell office:value-type="float" office:value="2097152">
                <text:p>2097152</text:p>
              </table:table-cell>
              <table:table-cell office:value-type="float" office:value="0.09">
                <text:p>0.09</text:p>
              </table:table-cell>
              <table:table-cell office:value-type="float" office:value="2097152">
                <text:p>2097152</text:p>
              </table:table-cell>
              <table:table-cell office:value-type="float" office:value="0.05">
                <text:p>0.05</text:p>
              </table:table-cell>
              <table:table-cell office:value-type="float" office:value="2097152">
                <text:p>2097152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/>
              <table:table-cell office:value-type="float" office:value="4194304">
                <text:p>4194304</text:p>
              </table:table-cell>
              <table:table-cell office:value-type="float" office:value="0.18">
                <text:p>0.18</text:p>
              </table:table-cell>
              <table:table-cell office:value-type="float" office:value="4194304">
                <text:p>4194304</text:p>
              </table:table-cell>
              <table:table-cell office:value-type="float" office:value="0.1">
                <text:p>0.1</text:p>
              </table:table-cell>
              <table:table-cell office:value-type="float" office:value="4194304">
                <text:p>4194304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/>
              <table:table-cell office:value-type="float" office:value="8388608">
                <text:p>8388608</text:p>
              </table:table-cell>
              <table:table-cell office:value-type="float" office:value="0.35">
                <text:p>0.35</text:p>
              </table:table-cell>
              <table:table-cell office:value-type="float" office:value="8388608">
                <text:p>8388608</text:p>
              </table:table-cell>
              <table:table-cell office:value-type="float" office:value="0.21">
                <text:p>0.21</text:p>
              </table:table-cell>
              <table:table-cell office:value-type="float" office:value="8388608">
                <text:p>8388608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/>
              <table:table-cell office:value-type="float" office:value="16777216">
                <text:p>16777216</text:p>
              </table:table-cell>
              <table:table-cell office:value-type="float" office:value="0.71">
                <text:p>0.71</text:p>
              </table:table-cell>
              <table:table-cell office:value-type="float" office:value="16777216">
                <text:p>16777216</text:p>
              </table:table-cell>
              <table:table-cell office:value-type="float" office:value="0.41">
                <text:p>0.41</text:p>
              </table:table-cell>
              <table:table-cell office:value-type="float" office:value="16777216">
                <text:p>16777216</text:p>
              </table:table-cell>
              <table:table-cell office:value-type="float" office:value="1.54">
                <text:p>1.5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Windows_x86 LibreOffice_project/70feb7d99726f064edab4605a8ab840c50ec57a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3cm" svg:y="0.316cm" chart:style-name="ch2">
          <text:p>Search Trees, Interleaved</text:p>
        </chart:title>
        <chart:legend chart:legend-position="end" svg:x="13.412cm" svg:y="3.664cm" style:legend-expansion="high" chart:style-name="ch3"/>
        <chart:plot-area chart:style-name="ch4" table:cell-range-address="Sheet1.A34:Sheet1.B34 Sheet1.A35:Sheet1.A41 Sheet1.A33:Sheet1.A33 Sheet1.B97:Sheet1.B103 Sheet1.A43:Sheet1.A43 Sheet1.B107:Sheet1.B113 Sheet1.A53:Sheet1.A53 Sheet1.B117:Sheet1.B123" chart:data-source-has-labels="both" svg:x="1.358cm" svg:y="1.635cm" svg:width="11.414cm" svg:height="6.177cm">
          <chartooo:coordinate-region svg:x="1.979cm" svg:y="1.847cm" svg:width="10.051cm" svg:height="5.292cm"/>
          <chart:axis chart:dimension="x" chart:name="primary-x" chart:style-name="ch5" chartooo:axis-type="auto">
            <chart:title svg:x="6.201cm" svg:y="7.993cm" chart:style-name="ch6">
              <text:p>Operations</text:p>
            </chart:title>
            <chart:categories table:cell-range-address="Sheet1.A34:Sheet1.B34"/>
          </chart:axis>
          <chart:axis chart:dimension="y" chart:name="primary-y" chart:style-name="ch5">
            <chart:title svg:x="0.451cm" svg:y="5.428cm" chart:style-name="ch7">
              <text:p>Seconds</text:p>
            </chart:title>
            <chart:grid chart:style-name="ch8" chart:class="major"/>
          </chart:axis>
          <chart:series chart:style-name="ch9" chart:values-cell-range-address="Sheet1.B97:Sheet1.B103" chart:label-cell-address="Sheet1.A33:Sheet1.A33" chart:class="chart:scatter">
            <chart:domain table:cell-range-address="Sheet1.A35:Sheet1.A41"/>
            <chart:data-point chart:repeated="7"/>
          </chart:series>
          <chart:series chart:style-name="ch10" chart:values-cell-range-address="Sheet1.B107:Sheet1.B113" chart:label-cell-address="Sheet1.A43:Sheet1.A43" chart:class="chart:scatter">
            <chart:domain table:cell-range-address="Sheet1.A45:Sheet1.A51"/>
            <chart:data-point chart:repeated="7"/>
          </chart:series>
          <chart:series chart:style-name="ch11" chart:values-cell-range-address="Sheet1.B117:Sheet1.B123" chart:label-cell-address="Sheet1.A53:Sheet1.A53" chart:class="chart:scatter">
            <chart:domain table:cell-range-address="Sheet1.A55:Sheet1.A61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EB</text:p>
                <draw:g>
                  <svg:desc>Sheet1.A33:Sheet1.A3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bitsmart</text:p>
                <draw:g>
                  <svg:desc>Sheet1.A43:Sheet1.A4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std::set</text:p>
                <draw:g>
                  <svg:desc>Sheet1.A53:Sheet1.A5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perations</text:p>
                <draw:g>
                  <svg:desc>Sheet1.A34:Sheet1.B34</svg:desc>
                </draw:g>
              </table:table-cell>
              <table:table-cell office:value-type="float" office:value="262144">
                <text:p>262144</text:p>
                <draw:g>
                  <svg:desc>Sheet1.A35:Sheet1.A41</svg:desc>
                </draw:g>
              </table:table-cell>
              <table:table-cell office:value-type="float" office:value="0.14">
                <text:p>0.14</text:p>
                <draw:g>
                  <svg:desc>Sheet1.B97:Sheet1.B103</svg:desc>
                </draw:g>
              </table:table-cell>
              <table:table-cell office:value-type="float" office:value="262144">
                <text:p>262144</text:p>
                <draw:g>
                  <svg:desc>Sheet1.A45:Sheet1.A51</svg:desc>
                </draw:g>
              </table:table-cell>
              <table:table-cell office:value-type="float" office:value="0.05">
                <text:p>0.05</text:p>
                <draw:g>
                  <svg:desc>Sheet1.B107:Sheet1.B113</svg:desc>
                </draw:g>
              </table:table-cell>
              <table:table-cell office:value-type="float" office:value="262144">
                <text:p>262144</text:p>
                <draw:g>
                  <svg:desc>Sheet1.A55:Sheet1.A61</svg:desc>
                </draw:g>
              </table:table-cell>
              <table:table-cell office:value-type="float" office:value="0.15">
                <text:p>0.15</text:p>
                <draw:g>
                  <svg:desc>Sheet1.B117:Sheet1.B123</svg:desc>
                </draw:g>
              </table:table-cell>
            </table:table-row>
            <table:table-row>
              <table:table-cell office:value-type="string">
                <text:p>Seconds</text:p>
              </table:table-cell>
              <table:table-cell office:value-type="float" office:value="524288">
                <text:p>524288</text:p>
              </table:table-cell>
              <table:table-cell office:value-type="float" office:value="0.31">
                <text:p>0.31</text:p>
              </table:table-cell>
              <table:table-cell office:value-type="float" office:value="524288">
                <text:p>524288</text:p>
              </table:table-cell>
              <table:table-cell office:value-type="float" office:value="0.11">
                <text:p>0.11</text:p>
              </table:table-cell>
              <table:table-cell office:value-type="float" office:value="524288">
                <text:p>524288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/>
              <table:table-cell office:value-type="float" office:value="1048576">
                <text:p>1048576</text:p>
              </table:table-cell>
              <table:table-cell office:value-type="float" office:value="0.68">
                <text:p>0.68</text:p>
              </table:table-cell>
              <table:table-cell office:value-type="float" office:value="1048576">
                <text:p>1048576</text:p>
              </table:table-cell>
              <table:table-cell office:value-type="float" office:value="0.26">
                <text:p>0.26</text:p>
              </table:table-cell>
              <table:table-cell office:value-type="float" office:value="1048576">
                <text:p>104857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/>
              <table:table-cell office:value-type="float" office:value="2097152">
                <text:p>2097152</text:p>
              </table:table-cell>
              <table:table-cell office:value-type="float" office:value="1.48">
                <text:p>1.48</text:p>
              </table:table-cell>
              <table:table-cell office:value-type="float" office:value="2097152">
                <text:p>2097152</text:p>
              </table:table-cell>
              <table:table-cell office:value-type="float" office:value="0.65">
                <text:p>0.65</text:p>
              </table:table-cell>
              <table:table-cell office:value-type="float" office:value="2097152">
                <text:p>2097152</text:p>
              </table:table-cell>
              <table:table-cell office:value-type="float" office:value="2.37">
                <text:p>2.37</text:p>
              </table:table-cell>
            </table:table-row>
            <table:table-row>
              <table:table-cell office:value-type="string"/>
              <table:table-cell office:value-type="float" office:value="4194304">
                <text:p>4194304</text:p>
              </table:table-cell>
              <table:table-cell office:value-type="float" office:value="3.17">
                <text:p>3.17</text:p>
              </table:table-cell>
              <table:table-cell office:value-type="float" office:value="4194304">
                <text:p>4194304</text:p>
              </table:table-cell>
              <table:table-cell office:value-type="float" office:value="1.44">
                <text:p>1.44</text:p>
              </table:table-cell>
              <table:table-cell office:value-type="float" office:value="4194304">
                <text:p>4194304</text:p>
              </table:table-cell>
              <table:table-cell office:value-type="float" office:value="5.34">
                <text:p>5.34</text:p>
              </table:table-cell>
            </table:table-row>
            <table:table-row>
              <table:table-cell office:value-type="string"/>
              <table:table-cell office:value-type="float" office:value="8388608">
                <text:p>8388608</text:p>
              </table:table-cell>
              <table:table-cell office:value-type="float" office:value="6.7">
                <text:p>6.7</text:p>
              </table:table-cell>
              <table:table-cell office:value-type="float" office:value="8388608">
                <text:p>8388608</text:p>
              </table:table-cell>
              <table:table-cell office:value-type="float" office:value="3.17">
                <text:p>3.17</text:p>
              </table:table-cell>
              <table:table-cell office:value-type="float" office:value="8388608">
                <text:p>8388608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string"/>
              <table:table-cell office:value-type="float" office:value="16777216">
                <text:p>16777216</text:p>
              </table:table-cell>
              <table:table-cell office:value-type="float" office:value="14.17">
                <text:p>14.17</text:p>
              </table:table-cell>
              <table:table-cell office:value-type="float" office:value="16777216">
                <text:p>16777216</text:p>
              </table:table-cell>
              <table:table-cell office:value-type="float" office:value="6.83">
                <text:p>6.83</text:p>
              </table:table-cell>
              <table:table-cell office:value-type="float" office:value="16777216">
                <text:p>16777216</text:p>
              </table:table-cell>
              <table:table-cell office:value-type="float" office:value="26.74">
                <text:p>26.7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Windows_x86 LibreOffice_project/70feb7d99726f064edab4605a8ab840c50ec57a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932cm" svg:y="0.316cm" chart:style-name="ch2">
          <text:p>Search Trees, Insert</text:p>
        </chart:title>
        <chart:subtitle svg:x="7.242cm" svg:y="1.275cm" chart:style-name="ch3">
          <text:p>Memory</text:p>
        </chart:subtitle>
        <chart:legend chart:legend-position="end" svg:x="13.412cm" svg:y="3.664cm" style:legend-expansion="high" chart:style-name="ch4"/>
        <chart:plot-area chart:style-name="ch5" table:cell-range-address="Sheet1.A131:Sheet1.A140 Sheet1.D134:Sheet1.D140 Sheet1.A142:Sheet1.A142 Sheet1.D144:Sheet1.D150 Sheet1.A152:Sheet1.A152 Sheet1.D154:Sheet1.D160" chart:data-source-has-labels="row" svg:x="1.358cm" svg:y="2.318cm" svg:width="11.414cm" svg:height="5.494cm">
          <chartooo:coordinate-region svg:x="3.461cm" svg:y="2.53cm" svg:width="8.568cm" svg:height="4.609cm"/>
          <chart:axis chart:dimension="x" chart:name="primary-x" chart:style-name="ch6">
            <chart:title svg:x="6.201cm" svg:y="7.993cm" chart:style-name="ch7">
              <text:p>Operations</text:p>
            </chart:title>
          </chart:axis>
          <chart:axis chart:dimension="y" chart:name="primary-y" chart:style-name="ch6">
            <chart:title svg:x="0.451cm" svg:y="5.519cm" chart:style-name="ch8">
              <text:p>Bytes</text:p>
            </chart:title>
            <chart:grid chart:style-name="ch9" chart:class="major"/>
          </chart:axis>
          <chart:series chart:style-name="ch10" chart:values-cell-range-address="Sheet1.D134:Sheet1.D140" chart:label-cell-address="Sheet1.A132:Sheet1.A132" chart:class="chart:scatter">
            <chart:domain table:cell-range-address="Sheet1.A134:Sheet1.A140"/>
            <chart:data-point chart:repeated="7"/>
          </chart:series>
          <chart:series chart:style-name="ch11" chart:values-cell-range-address="Sheet1.D144:Sheet1.D150" chart:label-cell-address="Sheet1.A142:Sheet1.A142" chart:class="chart:scatter">
            <chart:domain table:cell-range-address="Sheet1.A144:Sheet1.A150"/>
            <chart:data-point chart:repeated="7"/>
          </chart:series>
          <chart:series chart:style-name="ch12" chart:values-cell-range-address="Sheet1.D154:Sheet1.D160" chart:label-cell-address="Sheet1.A152:Sheet1.A152" chart:class="chart:scatter">
            <chart:domain table:cell-range-address="Sheet1.A154:Sheet1.A160"/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EB</text:p>
                <draw:g>
                  <svg:desc>Sheet1.A132:Sheet1.A13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bitsmart</text:p>
                <draw:g>
                  <svg:desc>Sheet1.A142:Sheet1.A14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std::set</text:p>
                <draw:g>
                  <svg:desc>Sheet1.A152:Sheet1.A1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2144">
                <text:p>262144</text:p>
                <draw:g>
                  <svg:desc>Sheet1.A134:Sheet1.A140</svg:desc>
                </draw:g>
              </table:table-cell>
              <table:table-cell office:value-type="float" office:value="1044619264">
                <text:p>1044619264</text:p>
                <draw:g>
                  <svg:desc>Sheet1.D134:Sheet1.D140</svg:desc>
                </draw:g>
              </table:table-cell>
              <table:table-cell office:value-type="float" office:value="262144">
                <text:p>262144</text:p>
                <draw:g>
                  <svg:desc>Sheet1.A144:Sheet1.A150</svg:desc>
                </draw:g>
              </table:table-cell>
              <table:table-cell office:value-type="float" office:value="124092416">
                <text:p>124092416</text:p>
                <draw:g>
                  <svg:desc>Sheet1.D144:Sheet1.D150</svg:desc>
                </draw:g>
              </table:table-cell>
              <table:table-cell office:value-type="float" office:value="262144">
                <text:p>262144</text:p>
                <draw:g>
                  <svg:desc>Sheet1.A154:Sheet1.A160</svg:desc>
                </draw:g>
              </table:table-cell>
              <table:table-cell office:value-type="float" office:value="28672000">
                <text:p>28672000</text:p>
                <draw:g>
                  <svg:desc>Sheet1.D154:Sheet1.D1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4288">
                <text:p>524288</text:p>
              </table:table-cell>
              <table:table-cell office:value-type="float" office:value="1044619264">
                <text:p>1044619264</text:p>
              </table:table-cell>
              <table:table-cell office:value-type="float" office:value="524288">
                <text:p>524288</text:p>
              </table:table-cell>
              <table:table-cell office:value-type="float" office:value="124092416">
                <text:p>124092416</text:p>
              </table:table-cell>
              <table:table-cell office:value-type="float" office:value="524288">
                <text:p>524288</text:p>
              </table:table-cell>
              <table:table-cell office:value-type="float" office:value="41254912">
                <text:p>412549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8576">
                <text:p>1048576</text:p>
              </table:table-cell>
              <table:table-cell office:value-type="float" office:value="1044619264">
                <text:p>1044619264</text:p>
              </table:table-cell>
              <table:table-cell office:value-type="float" office:value="1048576">
                <text:p>1048576</text:p>
              </table:table-cell>
              <table:table-cell office:value-type="float" office:value="124092416">
                <text:p>124092416</text:p>
              </table:table-cell>
              <table:table-cell office:value-type="float" office:value="1048576">
                <text:p>1048576</text:p>
              </table:table-cell>
              <table:table-cell office:value-type="float" office:value="66420736">
                <text:p>664207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97152">
                <text:p>2097152</text:p>
              </table:table-cell>
              <table:table-cell office:value-type="float" office:value="1044619264">
                <text:p>1044619264</text:p>
              </table:table-cell>
              <table:table-cell office:value-type="float" office:value="2097152">
                <text:p>2097152</text:p>
              </table:table-cell>
              <table:table-cell office:value-type="float" office:value="124092416">
                <text:p>124092416</text:p>
              </table:table-cell>
              <table:table-cell office:value-type="float" office:value="2097152">
                <text:p>2097152</text:p>
              </table:table-cell>
              <table:table-cell office:value-type="float" office:value="116752384">
                <text:p>1167523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94304">
                <text:p>4194304</text:p>
              </table:table-cell>
              <table:table-cell office:value-type="float" office:value="1044619264">
                <text:p>1044619264</text:p>
              </table:table-cell>
              <table:table-cell office:value-type="float" office:value="4194304">
                <text:p>4194304</text:p>
              </table:table-cell>
              <table:table-cell office:value-type="float" office:value="124092416">
                <text:p>124092416</text:p>
              </table:table-cell>
              <table:table-cell office:value-type="float" office:value="4194304">
                <text:p>4194304</text:p>
              </table:table-cell>
              <table:table-cell office:value-type="float" office:value="217415680">
                <text:p>2174156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388608">
                <text:p>8388608</text:p>
              </table:table-cell>
              <table:table-cell office:value-type="float" office:value="1044619264">
                <text:p>1044619264</text:p>
              </table:table-cell>
              <table:table-cell office:value-type="float" office:value="8388608">
                <text:p>8388608</text:p>
              </table:table-cell>
              <table:table-cell office:value-type="float" office:value="124092416">
                <text:p>124092416</text:p>
              </table:table-cell>
              <table:table-cell office:value-type="float" office:value="8388608">
                <text:p>8388608</text:p>
              </table:table-cell>
              <table:table-cell office:value-type="float" office:value="418742272">
                <text:p>4187422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777216">
                <text:p>16777216</text:p>
              </table:table-cell>
              <table:table-cell office:value-type="float" office:value="1044619264">
                <text:p>1044619264</text:p>
              </table:table-cell>
              <table:table-cell office:value-type="float" office:value="16777216">
                <text:p>16777216</text:p>
              </table:table-cell>
              <table:table-cell office:value-type="float" office:value="124092416">
                <text:p>124092416</text:p>
              </table:table-cell>
              <table:table-cell office:value-type="float" office:value="16777216">
                <text:p>16777216</text:p>
              </table:table-cell>
              <table:table-cell office:value-type="float" office:value="821395456">
                <text:p>82139545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Windows_x86 LibreOffice_project/70feb7d99726f064edab4605a8ab840c50ec57a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